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3.306cm" fo:min-width="6.1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729fcf"/>
      <style:paragraph-properties fo:text-align="center"/>
      <style:text-properties fo:font-weight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604cm" svg:height="3.556cm" svg:x="8.636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3.556cm" svg:x="4.826cm" svg:y="9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3.556cm" svg:x="12.954cm" svg:y="9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3.556cm" svg:x="9.398cm" svg:y="14.9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938cm" svg:y1="8.382cm" svg:x2="11.938cm" svg:y2="7.366cm">
          <text:p/>
        </draw:line>
        <draw:line draw:style-name="gr2" draw:text-style-name="P2" draw:layer="layout" svg:x1="16.256cm" svg:y1="14.224cm" svg:x2="16.256cm" svg:y2="13.208cm">
          <text:p/>
        </draw:line>
        <draw:line draw:style-name="gr3" draw:text-style-name="P2" draw:layer="layout" svg:x1="20.828cm" svg:y1="14.224cm" svg:x2="12.954cm" svg:y2="14.224cm">
          <text:p/>
        </draw:line>
        <draw:line draw:style-name="gr3" draw:text-style-name="P2" draw:layer="layout" svg:x1="12.954cm" svg:y1="14.224cm" svg:x2="12.954cm" svg:y2="14.986cm">
          <text:p/>
        </draw:line>
        <draw:line draw:style-name="gr3" draw:text-style-name="P2" draw:layer="layout" svg:x1="20.828cm" svg:y1="14.224cm" svg:x2="20.828cm" svg:y2="14.986cm">
          <text:p/>
        </draw:line>
        <draw:line draw:style-name="gr3" draw:text-style-name="P2" draw:layer="layout" svg:x1="7.874cm" svg:y1="8.382cm" svg:x2="16.002cm" svg:y2="8.382cm">
          <text:p/>
        </draw:line>
        <draw:line draw:style-name="gr3" draw:text-style-name="P2" draw:layer="layout" svg:x1="7.874cm" svg:y1="8.382cm" svg:x2="7.874cm" svg:y2="9.652cm">
          <text:p/>
        </draw:line>
        <draw:line draw:style-name="gr3" draw:text-style-name="P2" draw:layer="layout" svg:x1="16.002cm" svg:y1="8.382cm" svg:x2="16.002cm" svg:y2="9.652cm">
          <text:p/>
        </draw:line>
        <draw:frame draw:style-name="gr4" draw:text-style-name="P3" draw:layer="layout" svg:width="2.794cm" svg:height="0.962cm" svg:x="10.541cm" svg:y="5.107cm">
          <draw:text-box>
            <text:p><text:span text:style-name="T1">Vehicle</text:span></text:p>
          </draw:text-box>
        </draw:frame>
        <draw:frame draw:style-name="gr5" draw:text-style-name="P5" draw:layer="layout" svg:width="4.826cm" svg:height="2.384cm" svg:x="5.715cm" svg:y="10.238cm">
          <draw:text-box>
            <text:p text:style-name="P4">(EV) electricVehicle</text:p>
          </draw:text-box>
        </draw:frame>
        <draw:frame draw:style-name="gr5" draw:text-style-name="P5" draw:layer="layout" svg:width="5.08cm" svg:height="2.384cm" svg:x="10.16cm" svg:y="15.572cm">
          <draw:text-box>
            <text:p text:style-name="P4">(CP) passengerCar</text:p>
          </draw:text-box>
        </draw:frame>
        <draw:frame draw:style-name="gr5" draw:text-style-name="P3" draw:layer="layout" svg:width="4.826cm" svg:height="2.384cm" svg:x="13.843cm" svg:y="10.238cm">
          <draw:text-box>
            <text:p text:style-name="P4">(FV) fossilVehicle</text:p>
          </draw:text-box>
        </draw:frame>
        <draw:frame draw:style-name="gr6" draw:text-style-name="P3" draw:layer="layout" svg:width="8.985cm" svg:height="1.826cm" svg:x="9.508cm" svg:y="0.508cm">
          <draw:text-box>
            <text:p><text:span text:style-name="T2">Cla</text:span><text:span text:style-name="T2">ss</text:span> <text:span text:style-name="T2">Hia</text:span><text:span text:style-name="T2">rch</text:span><text:span text:style-name="T2">y</text:span></text:p>
          </draw:text-box>
        </draw:frame>
        <draw:custom-shape draw:style-name="gr1" draw:text-style-name="P1" draw:layer="layout" svg:width="6.604cm" svg:height="3.556cm" svg:x="17.526cm" svg:y="14.98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94cm" svg:height="0.962cm" svg:x="19.431cm" svg:y="16.283cm">
          <draw:text-box>
            <text:p>Truck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3T11:52:53.135349775</meta:creation-date>
    <dc:date>2017-02-03T15:52:23.874937017</dc:date>
    <meta:editing-duration>PT15M18S</meta:editing-duration>
    <meta:editing-cycles>2</meta:editing-cycles>
    <meta:generator>LibreOffice/5.1.4.2$Linux_X86_64 LibreOffice_project/10m0$Build-2</meta:generator>
    <meta:document-statistic meta:object-count="42"/>
  </office:meta>
</office:document-meta>
</file>